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FU</text:p>
      <text:p text:style-name="P1">SAFU PDU Types</text:p>
      <text:p text:style-name="P1">(<text:span text:style-name="T1">01</text:span>h<text:span text:style-name="T1">) CONNECT</text:span> → (PSTRING root, caps)</text:p>
      <text:p text:style-name="P1">(02h) CONNECTED ← (caps, OBJREF[] root)</text:p>
      <text:p text:style-name="P1">(03h) INVOKE → (OBJREF, PSTRING, any[])</text:p>
      <text:p text:style-name="P1">(04h) RESULT ← (any[])</text:p>
      <text:p text:style-name="P1">(05h) INVOKEASYNC → (OBJREF, token, PSTRING, any[])</text:p>
      <text:p text:style-name="P1">(06h) RESULTASYNC ← (token, any[])</text:p>
      <text:p text:style-name="P1">(07h) POLL →</text:p>
      <text:p text:style-name="P1">(08h) EVENT ← (OBJREF, PSTRING, any[])</text:p>
      <text:p text:style-name="P1">(09h) SUBSCRIBE → (OBJREF, PSTRING)</text:p>
      <text:p text:style-name="P1">(0Ah) UNSUBSCRIBE → (OBJREF, PSTRING)</text:p>
      <text:p text:style-name="P1">(0Bh) DELETED ← (OBJREF)</text:p>
      <text:p text:style-name="P1">(0Ch) CALLBACK ← (DELEGATE, any[])</text:p>
      <text:p text:style-name="P1">(10h) P2P_EXPOSE (OBJ)</text:p>
      <text:p text:style-name="P1">(11h) P2P_UNEXPOSE (OBJ)</text:p>
      <text:p text:style-name="P1">(12h) P2P_REQUEST (OBJ, OBJ, token, PSTRING, any[])</text:p>
      <text:p text:style-name="P1">(13h) P2P_RESPONSE (OBJ, OBJ, token, PSTRING, any[])</text:p>
      <text:p text:style-name="P1">(14h) P2P_EVENT (OBJ, OBJ, token, PSTRING, any[])</text:p>
      <text:p text:style-name="P1">(FFh) FRAME ERROR</text:p>
      <text:p text:style-name="P1"/>
      <text:p text:style-name="P1">PDU Delivery:</text:p>
      <text:p text:style-name="P1">Use TPKT (RFC 1006) over TCP or TLS/TCP. The traffic is half-duplex unless the client negotiates full duplex capabilities.</text:p>
      <text:p text:style-name="P1">Subscription is not required to fire an event.</text:p>
      <text:p text:style-name="P1"/>
      <text:p text:style-name="P1">Basic SAFU types (on the wire)</text:p>
      <text:p text:style-name="P1">Number (in network byte order)</text:p>
      <text:p text:style-name="P1">PSTRING: 16-bit length (bytes for ASCII incl. UTF-8, pairs for UTF-16), followed by actual string, no termination.</text:p>
      <text:p text:style-name="P1">OBJREF: 32-bit integer. They are valid for the connection only. 0 is for the global object.</text:p>
      <text:p text:style-name="P1">Token: the same, but no “object” semantics.</text:p>
      <text:p text:style-name="P1">Delegate: 64-bit value, assigned by the client. </text:p>
      <text:p text:style-name="P1">Any: 1 byte type specifier, actual data (if applicable). Defined types are:</text:p>
      <text:p text:style-name="P1">0xh – 32-bit integer types. 00 – unsigned, 01 – OBJREF, 02 – HRESULT.</text:p>
      <text:p text:style-name="P1">1xh – other integer types. 1h – unsigned (flag); 12h – 1 byte, 14h – 2 bytes, 16h – 8+ bytes.</text:p>
      <text:p text:style-name="P1">2xh – PSTRING. 28h=UTF-16, 20h=UTF-8 (or ASCII, or Extended ASCII). 3 least significant bits define semantics: 0 – plain string, 1 – URI, 2 – HTML or HTML 6.0 or HTML 6A, 3 – MIME type, 4 – date/time (ISO format), 5 – URL encoded, 6, 7 – reserved.</text:p>
      <text:p text:style-name="P1">30h – vector (1D array); followed by base type (1 byte) and length (count of items – 2 bytes), then actual data.</text:p>
      <text:p text:style-name="P1">31h – tuple; followed by 32-bit size (in bytes), then actual data (of any). May be nested.</text:p>
      <text:p text:style-name="P1">32h – delegate.</text:p>
      <text:p text:style-name="P1">40h – decimal (BCD) &lt;integral part digits, fractional part digits&gt;</text:p>
      <text:p text:style-name="P1">50h-57h – rectangular array (3 bits for no. of dimensions -2, base type (1 byte), length (2 bytes) of each dimension, actual data).</text:p>
      <text:p text:style-name="P1">58h – reserved for a triangular array (not used; tuple+vector combination instead)</text:p>
      <text:p text:style-name="P1">6xh – floating point (60h – single, 61h – double, 62h – extended, 63h – Pascal real 6 bytes).</text:p>
      <text:p text:style-name="P1">FDh – Any (reserved).</text:p>
      <text:p text:style-name="P1">FEh – DBNull, a special constant. No data.</text:p>
      <text:p text:style-name="P1">FFh – Empty (no value). No data.</text:p>
      <text:p text:style-name="P1">OBJ: 1 byte length followed by actual reference.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Tveretin</meta:initial-creator>
    <meta:creation-date>2015-05-20T01:28:21.75</meta:creation-date>
    <dc:date>2017-07-18T21:50:31.68</dc:date>
    <dc:creator>Anton Tveretin</dc:creator>
    <meta:editing-duration>PT7H25M21S</meta:editing-duration>
    <meta:editing-cycles>11</meta:editing-cycles>
    <meta:generator>OpenOffice/4.1.3$Win32 OpenOffice.org_project/413m1$Build-9783</meta:generator>
    <meta:document-statistic meta:table-count="0" meta:image-count="0" meta:object-count="0" meta:page-count="2" meta:paragraph-count="44" meta:word-count="412" meta:character-count="2387"/>
  </office:meta>
</office:document-meta>
</file>